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2b4cae"/>
    </style:style>
    <style:style style:name="P3" style:family="paragraph" style:parent-style-name="Heading_20_1">
      <style:text-properties style:font-name="DejaVu Sans" officeooo:rsid="001fffea" officeooo:paragraph-rsid="0016175b"/>
    </style:style>
    <style:style style:name="P4" style:family="paragraph" style:parent-style-name="Heading_20_2">
      <style:text-properties style:font-name="DejaVu Sans"/>
    </style:style>
    <style:style style:name="P5" style:family="paragraph" style:parent-style-name="Horizontal_20_Line">
      <style:paragraph-properties style:border-line-width-bottom="0.0102in 0.0102in 0.0102in" fo:padding="0in" fo:border-left="none" fo:border-right="none" fo:border-top="none" fo:border-bottom="2.24pt double #808080"/>
      <style:text-properties style:font-name="DejaVu Sans"/>
    </style:style>
    <style:style style:name="P6" style:family="paragraph" style:parent-style-name="Heading_20_3">
      <style:text-properties style:font-name="DejaVu Sans"/>
    </style:style>
    <style:style style:name="P7" style:family="paragraph" style:parent-style-name="Standard">
      <style:text-properties style:font-name="DejaVu Sans" officeooo:rsid="001fffea" officeooo:paragraph-rsid="0016175b"/>
    </style:style>
    <style:style style:name="P8" style:family="paragraph" style:parent-style-name="Standard">
      <style:text-properties style:font-name="DejaVu Sans" officeooo:rsid="00313ccc" officeooo:paragraph-rsid="00313ccc"/>
    </style:style>
    <style:style style:name="P9" style:family="paragraph" style:parent-style-name="Standard">
      <style:text-properties style:font-name="DejaVu Sans" officeooo:rsid="00313ccc" officeooo:paragraph-rsid="0034f014"/>
    </style:style>
    <style:style style:name="P10" style:family="paragraph" style:parent-style-name="Standard">
      <style:text-properties style:font-name="DejaVu Sans" officeooo:rsid="00313ccc" officeooo:paragraph-rsid="0035802f"/>
    </style:style>
    <style:style style:name="P11" style:family="paragraph" style:parent-style-name="Standard">
      <style:text-properties style:font-name="DejaVu Sans" officeooo:rsid="00313ccc" officeooo:paragraph-rsid="003bdec9"/>
    </style:style>
    <style:style style:name="P12" style:family="paragraph" style:parent-style-name="Standard">
      <style:text-properties style:font-name="DejaVu Sans" officeooo:rsid="00313ccc" officeooo:paragraph-rsid="003c743a"/>
    </style:style>
    <style:style style:name="P13" style:family="paragraph" style:parent-style-name="Standard">
      <style:text-properties style:font-name="DejaVu Sans" officeooo:rsid="00313ccc" officeooo:paragraph-rsid="00442234"/>
    </style:style>
    <style:style style:name="P14" style:family="paragraph" style:parent-style-name="Standard">
      <style:text-properties style:font-name="DejaVu Sans" officeooo:rsid="004587d6" officeooo:paragraph-rsid="004587d6"/>
    </style:style>
    <style:style style:name="P15" style:family="paragraph" style:parent-style-name="Standard">
      <style:text-properties style:font-name="DejaVu Sans" officeooo:rsid="0045c532" officeooo:paragraph-rsid="0045c532"/>
    </style:style>
    <style:style style:name="P16" style:family="paragraph" style:parent-style-name="Standard">
      <style:text-properties style:font-name="DejaVu Sans" officeooo:rsid="00492108" officeooo:paragraph-rsid="00492108"/>
    </style:style>
    <style:style style:name="P17" style:family="paragraph" style:parent-style-name="Standard">
      <style:text-properties style:font-name="DejaVu Sans" officeooo:rsid="004e183e" officeooo:paragraph-rsid="004e183e"/>
    </style:style>
    <style:style style:name="P18" style:family="paragraph" style:parent-style-name="Standard">
      <style:text-properties style:font-name="DejaVu Sans" officeooo:rsid="00501685" officeooo:paragraph-rsid="00501685"/>
    </style:style>
    <style:style style:name="P19" style:family="paragraph" style:parent-style-name="Standard">
      <style:text-properties style:font-name="DejaVu Sans" officeooo:rsid="00512eba" officeooo:paragraph-rsid="00512eba"/>
    </style:style>
    <style:style style:name="P20" style:family="paragraph" style:parent-style-name="Standard">
      <style:text-properties style:font-name="DejaVu Sans" officeooo:rsid="00521917" officeooo:paragraph-rsid="00521917"/>
    </style:style>
    <style:style style:name="P21" style:family="paragraph" style:parent-style-name="Standard">
      <style:text-properties style:font-name="DejaVu Sans" officeooo:rsid="005930c5" officeooo:paragraph-rsid="005930c5"/>
    </style:style>
    <style:style style:name="P22" style:family="paragraph" style:parent-style-name="Standard">
      <style:text-properties style:font-name="DejaVu Sans" officeooo:rsid="005b9e5d" officeooo:paragraph-rsid="005b9e5d"/>
    </style:style>
    <style:style style:name="P23" style:family="paragraph" style:parent-style-name="Standard">
      <style:text-properties style:font-name="DejaVu Sans" officeooo:rsid="005fd4a3" officeooo:paragraph-rsid="005fd4a3"/>
    </style:style>
    <style:style style:name="P24" style:family="paragraph" style:parent-style-name="Standard">
      <style:text-properties style:font-name="DejaVu Sans" officeooo:rsid="006186ad" officeooo:paragraph-rsid="005fd4a3"/>
    </style:style>
    <style:style style:name="P25" style:family="paragraph" style:parent-style-name="Standard">
      <style:text-properties style:font-name="DejaVu Sans" officeooo:rsid="006186ad" officeooo:paragraph-rsid="006186ad"/>
    </style:style>
    <style:style style:name="P26" style:family="paragraph" style:parent-style-name="Standard">
      <style:text-properties style:font-name="DejaVu Sans" officeooo:rsid="0061e92b" officeooo:paragraph-rsid="0061e92b"/>
    </style:style>
    <style:style style:name="P27" style:family="paragraph" style:parent-style-name="Standard">
      <style:text-properties style:font-name="DejaVu Sans" officeooo:rsid="00681f21" officeooo:paragraph-rsid="00681f21"/>
    </style:style>
    <style:style style:name="P28" style:family="paragraph" style:parent-style-name="Standard">
      <style:text-properties style:font-name="DejaVu Sans" officeooo:rsid="0068ce8b" officeooo:paragraph-rsid="0068ce8b"/>
    </style:style>
    <style:style style:name="P29" style:family="paragraph" style:parent-style-name="Standard">
      <style:text-properties style:font-name="DejaVu Sans" officeooo:rsid="006a6777" officeooo:paragraph-rsid="006a6777"/>
    </style:style>
    <style:style style:name="P30" style:family="paragraph" style:parent-style-name="Standard">
      <style:text-properties style:font-name="DejaVu Sans" officeooo:rsid="006c3d8a" officeooo:paragraph-rsid="006f3d7d"/>
    </style:style>
    <style:style style:name="P31" style:family="paragraph" style:parent-style-name="Standard">
      <style:text-properties style:font-name="DejaVu Sans" officeooo:rsid="006d9068" officeooo:paragraph-rsid="006d9068"/>
    </style:style>
    <style:style style:name="P32" style:family="paragraph" style:parent-style-name="Standard">
      <style:text-properties style:font-name="DejaVu Sans" officeooo:rsid="006d9068" officeooo:paragraph-rsid="006f3d7d"/>
    </style:style>
    <style:style style:name="P33" style:family="paragraph" style:parent-style-name="Standard">
      <style:text-properties style:font-name="DejaVu Sans" officeooo:rsid="0073b27d" officeooo:paragraph-rsid="0073b27d"/>
    </style:style>
    <style:style style:name="P34" style:family="paragraph" style:parent-style-name="Standard">
      <style:text-properties style:font-name="DejaVu Sans" officeooo:rsid="0075fed8" officeooo:paragraph-rsid="0075fed8"/>
    </style:style>
    <style:style style:name="P35" style:family="paragraph" style:parent-style-name="Standard">
      <style:text-properties style:font-name="DejaVu Sans" officeooo:rsid="0075fed8" officeooo:paragraph-rsid="0078c601"/>
    </style:style>
    <style:style style:name="P36" style:family="paragraph" style:parent-style-name="Standard">
      <style:text-properties style:font-name="DejaVu Sans" officeooo:rsid="00777825" officeooo:paragraph-rsid="00777825"/>
    </style:style>
    <style:style style:name="P37" style:family="paragraph" style:parent-style-name="Standard">
      <style:text-properties style:font-name="DejaVu Sans" officeooo:rsid="0078c601" officeooo:paragraph-rsid="0078c601" fo:background-color="#ffff00"/>
    </style:style>
    <style:style style:name="P38" style:family="paragraph" style:parent-style-name="Standard">
      <style:text-properties style:font-name="DejaVu Sans" officeooo:rsid="007a2d63" officeooo:paragraph-rsid="007a2d63" fo:background-color="#ffff00"/>
    </style:style>
    <style:style style:name="P39" style:family="paragraph" style:parent-style-name="Standard">
      <style:text-properties style:font-name="DejaVu Sans" officeooo:rsid="007bfdb5" officeooo:paragraph-rsid="007bfdb5" fo:background-color="transparent"/>
    </style:style>
    <style:style style:name="P40" style:family="paragraph" style:parent-style-name="Standard">
      <style:text-properties style:font-name="DejaVu Sans" officeooo:rsid="008074b0" officeooo:paragraph-rsid="008074b0" fo:background-color="transparent"/>
    </style:style>
    <style:style style:name="P41" style:family="paragraph" style:parent-style-name="Standard">
      <style:text-properties style:font-name="DejaVu Sans" officeooo:rsid="0081d738" officeooo:paragraph-rsid="0081d738" fo:background-color="transparent"/>
    </style:style>
    <style:style style:name="P42" style:family="paragraph" style:parent-style-name="Standard">
      <style:text-properties style:font-name="DejaVu Sans" officeooo:rsid="00845c46" officeooo:paragraph-rsid="00845c46" fo:background-color="transparent"/>
    </style:style>
    <style:style style:name="P43" style:family="paragraph" style:parent-style-name="Standard">
      <style:text-properties style:font-name="DejaVu Sans" officeooo:rsid="0084ba8f" officeooo:paragraph-rsid="0084ba8f" fo:background-color="transparent"/>
    </style:style>
    <style:style style:name="P44" style:family="paragraph" style:parent-style-name="Standard">
      <style:text-properties style:font-name="DejaVu Sans" officeooo:rsid="00869e6a" officeooo:paragraph-rsid="00869e6a" fo:background-color="transparent"/>
    </style:style>
    <style:style style:name="P45" style:family="paragraph" style:parent-style-name="Standard">
      <style:text-properties style:font-name="DejaVu Sans" officeooo:rsid="008a6600" officeooo:paragraph-rsid="008a6600" fo:background-color="transparent"/>
    </style:style>
    <style:style style:name="P46" style:family="paragraph" style:parent-style-name="Standard">
      <style:text-properties style:font-name="DejaVu Sans" officeooo:rsid="008d5576" officeooo:paragraph-rsid="008d5576" fo:background-color="transparent"/>
    </style:style>
    <style:style style:name="P47" style:family="paragraph" style:parent-style-name="Standard">
      <style:text-properties style:font-name="DejaVu Sans" officeooo:rsid="008f30f8" officeooo:paragraph-rsid="008f30f8" fo:background-color="transparent"/>
    </style:style>
    <style:style style:name="P48" style:family="paragraph" style:parent-style-name="Standard">
      <style:text-properties style:font-name="DejaVu Sans" officeooo:rsid="008f6db8" officeooo:paragraph-rsid="008f6db8" fo:background-color="transparent"/>
    </style:style>
    <style:style style:name="P49" style:family="paragraph" style:parent-style-name="Standard">
      <style:text-properties style:font-name="DejaVu Sans" officeooo:rsid="008fdc39" officeooo:paragraph-rsid="008fdc39" fo:background-color="transparent"/>
    </style:style>
    <style:style style:name="P50" style:family="paragraph" style:parent-style-name="Standard">
      <style:text-properties style:font-name="DejaVu Sans" officeooo:rsid="00911f0f" officeooo:paragraph-rsid="00911f0f" fo:background-color="transparent"/>
    </style:style>
    <style:style style:name="P51" style:family="paragraph" style:parent-style-name="Standard">
      <style:text-properties style:font-name="Liberation Serif" fo:font-size="18pt" fo:font-weight="bold" officeooo:rsid="006b050c" officeooo:paragraph-rsid="006b050c" style:font-name-asian="WenQuanYi Zen Hei Sharp" style:font-size-asian="18pt" style:font-weight-asian="bold" style:font-name-complex="Lohit Devanagari" style:font-size-complex="18pt" style:font-weight-complex="bold"/>
    </style:style>
    <style:style style:name="P52" style:family="paragraph" style:parent-style-name="Standard">
      <style:text-properties style:font-name="Liberation Serif" fo:font-size="18pt" fo:font-weight="bold" officeooo:rsid="00704019" officeooo:paragraph-rsid="00704019" style:font-name-asian="WenQuanYi Zen Hei Sharp" style:font-size-asian="18pt" style:font-weight-asian="bold" style:font-name-complex="Lohit Devanagari" style:font-size-complex="18pt" style:font-weight-complex="bold"/>
    </style:style>
    <style:style style:name="P53" style:family="paragraph" style:parent-style-name="Standard" style:list-style-name="L3">
      <style:text-properties style:font-name="DejaVu Sans" officeooo:rsid="00877979" officeooo:paragraph-rsid="00877979" fo:background-color="transparent"/>
    </style:style>
    <style:style style:name="P54" style:family="paragraph" style:parent-style-name="Standard" style:list-style-name="L3">
      <style:text-properties style:font-name="DejaVu Sans" officeooo:rsid="0088bf35" officeooo:paragraph-rsid="0088bf35" fo:background-color="transparent"/>
    </style:style>
    <style:style style:name="P55" style:family="paragraph" style:parent-style-name="Standard" style:list-style-name="L3">
      <style:text-properties style:font-name="DejaVu Sans" officeooo:rsid="0089178a" officeooo:paragraph-rsid="0089178a" fo:background-color="transparent"/>
    </style:style>
    <style:style style:name="P56" style:family="paragraph" style:parent-style-name="Standard" style:list-style-name="L3">
      <style:text-properties style:font-name="DejaVu Sans" officeooo:rsid="008a6600" officeooo:paragraph-rsid="008a6600" fo:background-color="transparent"/>
    </style:style>
    <style:style style:name="P57" style:family="paragraph" style:parent-style-name="Standard">
      <style:text-properties style:font-name="DejaVu Sans" officeooo:rsid="008a6600" officeooo:paragraph-rsid="008a6600" fo:background-color="transparent"/>
    </style:style>
    <style:style style:name="P58" style:family="paragraph" style:parent-style-name="Text_20_body" style:list-style-name="L1">
      <style:text-properties style:font-name="DejaVu Sans"/>
    </style:style>
    <style:style style:name="P59" style:family="paragraph" style:parent-style-name="Text_20_body" style:list-style-name="L2">
      <style:text-properties style:font-name="DejaVu Sans"/>
    </style:style>
    <style:style style:name="P60" style:family="paragraph" style:parent-style-name="Text_20_body">
      <style:text-properties style:font-name="DejaVu Sans" officeooo:rsid="008a6600" officeooo:paragraph-rsid="008a6600" fo:background-color="transparent"/>
    </style:style>
    <style:style style:name="P61" style:family="paragraph" style:parent-style-name="Horizontal_20_Line">
      <style:paragraph-properties fo:margin-left="0in" fo:margin-right="2.7701in" fo:text-indent="0in" style:auto-text-indent="false"/>
    </style:style>
    <style:style style:name="T1" style:family="text">
      <style:text-properties style:font-name="DejaVu Sans"/>
    </style:style>
    <style:style style:name="T2" style:family="text">
      <style:text-properties style:font-name="DejaVu Sans" officeooo:rsid="002cceb5"/>
    </style:style>
    <style:style style:name="T3" style:family="text">
      <style:text-properties style:font-name="DejaVu Sans" fo:background-color="#ffff00"/>
    </style:style>
    <style:style style:name="T4" style:family="text">
      <style:text-properties fo:background-color="#ffff00"/>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officeooo:rsid="00521917"/>
    </style:style>
    <style:style style:name="T8" style:family="text">
      <style:text-properties officeooo:rsid="00594aa7"/>
    </style:style>
    <style:style style:name="T9" style:family="text">
      <style:text-properties officeooo:rsid="006d9068"/>
    </style:style>
    <style:style style:name="T10" style:family="text">
      <style:text-properties officeooo:rsid="006f3d7d"/>
    </style:style>
    <style:style style:name="T11" style:family="text">
      <style:text-properties officeooo:rsid="00777825"/>
    </style:style>
    <style:style style:name="T12" style:family="text">
      <style:text-properties fo:background-color="#ffff99"/>
    </style:style>
    <style:style style:name="T13" style:family="text">
      <style:text-properties officeooo:rsid="00829992"/>
    </style:style>
    <style:style style:name="T14" style:family="text">
      <style:text-properties officeooo:rsid="008eb15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NFS File Locking</text:h>
      <text:h text:style-name="P4" text:outline-level="2">Getting the Protocol Specs</text:h>
      <text:p text:style-name="Text_20_body"><text:span text:style-name="T1">NFS file locking is mainly provided by the RPC-based network lock manager (NLM) service. The NLM spec is </text:span><text:span text:style-name="Emphasis"><text:span text:style-name="T1">not</text:span></text:span><text:span text:style-name="T1"> freely available; you must fork some 45 British Poun</text:span><text:span text:style-name="T2">d</text:span></text:p>
      <text:h text:style-name="P4" text:outline-level="2">General Introduction to File Locking</text:h>
      <text:p text:style-name="P2">Starting with 1.3, Linux now supports two types of file locks. </text:p>
      <text:p text:style-name="P2"/>
      <text:p text:style-name="P2">One is flock locking, where a process can request to lock the entire file, </text:p>
      <text:p text:style-name="P2">and the other is POSIX locking, where it can lock specific regions of a file. </text:p>
      <text:p text:style-name="P2"/>
      <text:p text:style-name="P2">Both implement two types of locks, exclusive and shared. </text:p>
      <text:p text:style-name="P2"/>
      <text:p text:style-name="P2">For any file or file region, there may be at most one exclusive lock, but (in the absence of an exlcuive one) several shared locks. </text:p>
      <text:p text:style-name="P2"/>
      <text:p text:style-name="P2">You usually create an exclusive lock when you intend to write to the file region, otherwise a shared lock would be used. </text:p>
      <text:p text:style-name="P1"/>
      <text:p text:style-name="P1">However, these locks are only advisory. That means they're a convention, just like the lockfile-based file locking. </text:p>
      <text:p text:style-name="P1">While the file is locked, other process who do not care to check for any existing locks can still read from or write to the file. That's why they're called advisory locks. </text:p>
      <text:p text:style-name="P1">There is also the concept of mandatory locks (i.e. those for which the no-read/no-write policy is enforced by the kernel).</text:p>
      <text:h text:style-name="P4" text:outline-level="2">Network Locking</text:h>
      <text:h text:style-name="P6" text:outline-level="3">Lock Monitoring</text:h>
      <text:p text:style-name="P1"><text:span text:style-name="T4">The most important thing to remember about NLM is that it attempts to provide a locking service that keeps the client's and server's idea of locked files in sync even across server or client client crashes. NLM understands only advisory locks.</text:span> </text:p>
      <text:p text:style-name="Text_20_body"><text:span text:style-name="T1">The program implementin</text:span><text:span text:style-name="T3">g NLM is usually called </text:span><text:span text:style-name="Teletype"><text:span text:style-name="T3">rpc.lockd</text:span></text:span><text:span text:style-name="T3">, a</text:span><text:span text:style-name="T1">nd must be running on both the NFS client and server machine. When a user process wants to lock a </text:span><text:soft-page-break/><text:span text:style-name="T1">part or the whole of a file from an NFS-mounted volume, the kernel sends the lock request to the local lock daemon. This is usually done using the KLM (Kernel Lock Manager) protocol. </text:span></text:p>
      <text:p text:style-name="Text_20_body"><text:span text:style-name="T3">The local </text:span><text:span text:style-name="Teletype"><text:span text:style-name="T3">lockd</text:span></text:span><text:span text:style-name="T3"> forwards the request to the server host, which either grants or rejects the reque</text:span><text:span text:style-name="T1">st (well, it can also block it, but that's the advanced stuff), and returns the result to the client </text:span><text:span text:style-name="Teletype"><text:span text:style-name="T1">lockd</text:span></text:span><text:span text:style-name="T1">, which in turn tells the kernel. </text:span></text:p>
      <text:p text:style-name="Text_20_body"><text:span text:style-name="T1">Of course, this is just a raw sketch of what's happing. If you look at </text:span><text:span text:style-name="Teletype"><text:span text:style-name="T1">nlm_prot.x</text:span></text:span><text:span text:style-name="T1">, you will find that NLM has basically 5 operations: </text:span></text:p>
      <text:list xml:id="list6159902214270200434" text:style-name="L1">
        <text:list-item>
          <text:p text:style-name="P58">Test for lock. Server either returns conflicting lock, or LCK_GRANTED if there's none. </text:p>
        </text:list-item>
        <text:list-item>
          <text:p text:style-name="P58">Claim a lock. If the lock can be granted, the server allocates it and returns LCK_GRANTED. Otherwiese, it either returns LCK_DENIED or LCK_BLOCKED (depending on whether the client requested blocking or not). </text:p>
        </text:list-item>
        <text:list-item>
          <text:p text:style-name="P58">Unlock a lock. </text:p>
        </text:list-item>
        <text:list-item>
          <text:p text:style-name="P58">Grant a blocked lock. When an unlock operation on the server would allow a previously blocked lock to be granted, the server grants the request and notifies the client of this. </text:p>
        </text:list-item>
        <text:list-item>
          <text:p text:style-name="P58">Cancel a blocked lock. This is called by the client if e.g. the process having requested the blocked lock terminates. </text:p>
        </text:list-item>
      </text:list>
      <text:p text:style-name="P1">A<text:span text:style-name="T4">ll of these operations also work asynchronously,</text:span> i.e. with RPC callbacks instead of the usual RPC call-reply scheme. This allows a client to do other things while waiting for the server to process a request. This also helps avoid deadlock situations, for instance when a client places a call to the server at the same time the server sends out a grant notification. With the normal call-reply scheme neither of them would start processing the other's request before it received a timeout. </text:p>
      <text:p text:style-name="P1">Internally, lockd has to duplicate a lot of code from the kernel lock implementation because it has to do all the lock conflict checking itself (UNIX does not regard locks held by the same process as conflicting). The same holds for the client, which must remember what locks it holds on what server. </text:p>
      <text:h text:style-name="P6" text:outline-level="3">Status Monitoring</text:h>
      <text:p text:style-name="Text_20_body"><text:span text:style-name="T1">NOW, we get to status monitoring. NLM was designed to provide file locking even in the face of client or server crashes. For this, clients and servers have each other monitored by rpc.statd (Network Status Monitor protocol, or NSM, described in </text:span><text:span text:style-name="Teletype"><text:span text:style-name="T1">sm_inter.x</text:span></text:span><text:span text:style-name="T1">) </text:span></text:p>
      <text:p text:style-name="P1">Status monitor is a bit of a misnomer; NSM is more appropriately described as a status change notification service. </text:p>
      <text:p text:style-name="Text_20_body"><text:span text:style-name="Teletype"><text:span text:style-name="T1">rpc.statd</text:span></text:span><text:span text:style-name="T1"> keeps a list of hosts to notify in stable storage (usually </text:span><text:span text:style-name="Teletype"><text:span text:style-name="T1">/etc/sm/</text:span></text:span><text:span text:style-name="Definition"><text:span text:style-name="T1">hostname</text:span></text:span><text:span text:style-name="T1">, although I'll probably use </text:span><text:span text:style-name="Teletype"><text:span text:style-name="T1">/var/sm</text:span></text:span><text:span text:style-name="T1"> instead). After a system crash, it sends a status change notification to rpc.statd on each of these hosts. The remote </text:span><text:span text:style-name="Teletype"><text:span text:style-name="T1">statd</text:span></text:span><text:span text:style-name="T1">, when receiving this message, notifies all local parties interested </text:span><text:soft-page-break/><text:span text:style-name="T1">of this status change. </text:span></text:p>
      <text:p text:style-name="Text_20_body"><text:span text:style-name="T1">How does this fit in with NLM? When a lock server grants a lock request from another host, it registers an RPC callback with </text:span><text:span text:style-name="Teletype"><text:span text:style-name="T1">rpc.statd</text:span></text:span><text:span text:style-name="T1"> that should be invoked when the client has a status change. The client, when requesting its first lock on some server, does the same. </text:span></text:p>
      <text:p text:style-name="P1">When the client crashes and reboots, the client statd notifies the server's statd of this, which in turn calls back lockd, which in turn frees all locks held by the client. </text:p>
      <text:p text:style-name="Text_20_body"><text:span text:style-name="T1">When the server crashes, the client lockd is notified by the NSM mechanism as above. Now comes the really weird part of the protocol. Instead of throwing up and sending a </text:span><text:span text:style-name="Teletype"><text:span text:style-name="T1">SIGLOST</text:span></text:span><text:span text:style-name="T1"> to all affected processes, the client tries to reclaim all locks it held. To allow for this, the server enters a so-called `grace period' after starting up to give all clients a chance to reclaim their locks. During this period, only lock requests with the `reclaim' flag set to true will be granted. </text:span></text:p>
      <text:h text:style-name="P6" text:outline-level="3">Kernel-Daemon Communication</text:h>
      <text:p text:style-name="Text_20_body"><text:span text:style-name="T1">Normally, the kernel coomunicates with </text:span><text:span text:style-name="Teletype"><text:span text:style-name="T1">rpc.lockd</text:span></text:span><text:span text:style-name="T1"> using yet another RPC-based protocol called KLM, the kernel lock manager protocol. As this is quite clumsy and requires adding a lot of RPC stuff to the kernel that understands retransmission, request-reply matching etc, I will most likely invent my own protocol using a UNIX domain socket created by </text:span><text:span text:style-name="Teletype"><text:span text:style-name="T1">socketpair</text:span></text:span><text:span text:style-name="T1">. </text:span></text:p>
      <text:h text:style-name="P6" text:outline-level="3">What about mandatory locks?</text:h>
      <text:p text:style-name="P1">The crucial part about file locks is that they are owned by a process or process group. POSIX locks remember the PID of the process that created the lock, while flock locks don't. Thus, the latter will be inherited by child processes along with the open file, while the former are not. Still, the essence of this is that both of them rely on some notion of the lock being attached to a process, either through an open file or an explicit PID. </text:p>
      <text:p text:style-name="P1">Now the problem is that NFS doesn't transport any of this information. Neither does it know about open files, nor is a process ID being passed in the AUTH_UNIX credentials. Moreover, if a client chooses to cache NFS data (e.g. in the kernel buffer cache), any server-side lock checks would be bypassed completely. </text:p>
      <text:p text:style-name="P1">The only solution to this problem as I see it would require a total overhaul of either the locking protocol and/or NFS. </text:p>
      <text:p text:style-name="P1">The modification to NFS would be straightforward: information on the requester would have to be added to each argument (NLM has an `owner handle' for this, which is often implemented as the hostname concatenated with the PID). This would allow NFS to check all requests against NLM locks. Still, for locks to be strictly mandatory, the kernel on the server machine would have to implement mandatory locking, too. And of course, a modified NLM would have to support mandatory lock requests, too. </text:p>
      <text:p text:style-name="P1">The second road to mandatory happiness is to shift the responsibility for mandatory locks to the clients. Each client would have to implement them, and <text:soft-page-break/>check all read/write requests against its own lists before passing the request to the server. Furthermore, the server lockd would have to inform all NFS clients when one of them requests a mandatory lock. Apart from any race conditions this entails, we all know how difficult it is to keep track of which hosts have mounted file systems from an NFS server. </text:p>
      <text:p text:style-name="P1">And yet... even if one found a satisfying concept for mandatory locks (and I consider none of the above satisfying), you will still have synchronization problems because of the RPC retransmissions. Consider the following scenario: </text:p>
      <text:list xml:id="list5807176087050500069" text:style-name="L2">
        <text:list-item>
          <text:p text:style-name="P59">A wants to write to file foobar on the NFS server. Transmits request. </text:p>
        </text:list-item>
        <text:list-item>
          <text:p text:style-name="P59">Server honors request, writes data, transmits reply. Reply gets lost. </text:p>
        </text:list-item>
        <text:list-item>
          <text:p text:style-name="P59">Client B locks file foobar using our magical best-protocol-since- sliced-bread locking mechanism. </text:p>
        </text:list-item>
        <text:list-item>
          <text:p text:style-name="P59">Client A times out, retransmits request. </text:p>
        </text:list-item>
        <text:list-item>
          <text:p text:style-name="P59">Server receives request, tries to write data, fails because of lock. </text:p>
        </text:list-item>
        <text:list-item>
          <text:p text:style-name="P59">Write call on client A returns error to process, which quits, leaving a half-modified file lying around on the server. </text:p>
        </text:list-item>
      </text:list>
      <text:p text:style-name="P1">Admittedly, this problem would not exist when client A would also lock the file prior to writing. But cases like these are exactly the very reason for having lock enforcement. If all processes had to lock their files anyway to avoid corruption, then we're back at where we started, and advisory locking would be enough. </text:p>
      <text:p text:style-name="P5"/>
      <text:p text:style-name="Text_20_body"><text:span text:style-name="T1">Written and maintained by </text:span><text:a xlink:type="simple" xlink:href="mailto:okir@monad.swb.de"><text:span text:style-name="T1">okir@monad.swb.de</text:span></text:a><text:span text:style-name="T1">. </text:span></text:p>
      <text:p text:style-name="P1">Last updated July 15, 1995.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The Sun Network Filesystem: Design, Implementation and Experience </text:h>
      <text:p text:style-name="P8"/>
      <text:p text:style-name="P8">Russel Sandberg </text:p>
      <text:p text:style-name="P8">Sun Microsystems, Inc. </text:p>
      <text:p text:style-name="P8">2550 Garcia Ave. </text:p>
      <text:p text:style-name="P8">Mountain View, CA. 94043 </text:p>
      <text:p text:style-name="P8">(415) 960–7293 </text:p>
      <text:h text:style-name="Heading_20_2" text:outline-level="2">Introduction </text:h>
      <text:p text:style-name="P9">The Sun Network Filesystem (NFS) provides transparent, remote access to filesystems. <text:s/></text:p>
      <text:p text:style-name="P9"/>
      <text:p text:style-name="P9">It uses an External Data Representation (XDR) specification to describe protocols in a machine and system independent way. NFS is implemented on top of a Remote Procedure Call package (RPC) to help simplify protocol definition, implementation, and maintenance. </text:p>
      <text:p text:style-name="P8"/>
      <text:p text:style-name="P8">In order to build NFS into the UNIX kernel in a way that is transparent to applications, we decided to add a new interface to the kernel which separates generic filesystem operations from specific filesystem implementations. The “filesystem interface” consists of two parts: the Virtual File System (VFS) </text:p>
      <text:p text:style-name="P8">interface defines the operations that can be done on a filesystem, while the virtual node (vnode) interface defines the operations that can be done on a file within that filesystem. This new interface allows us to implement and install new filesystems in much the same way as new device drivers are added to the kernel. </text:p>
      <text:p text:style-name="P8"/>
      <text:h text:style-name="Heading_20_2" text:outline-level="2">Design Goals </text:h>
      <text:p text:style-name="P8">NFS was designed to simplify the sharing of filesystem resources in a network of non-homogeneous machines. Our goal was to provide a way of making remote files available to local programs without having to modify, or even relink, those programs. In addition, we wanted remote file access to be comparable in speed to local file access. </text:p>
      <text:p text:style-name="P8">The overall design goals of NFS were: </text:p>
      <text:p text:style-name="P8">Machine and Operating System Independence </text:p>
      <text:p text:style-name="P8">Crash Recovery </text:p>
      <text:p text:style-name="P8">Transparent Access </text:p>
      <text:p text:style-name="P8">UNIX Semantics Maintained on UNIX Client </text:p>
      <text:p text:style-name="P8">Reasonable Performance </text:p>
      <text:p text:style-name="P8"/>
      <text:h text:style-name="Heading_20_2" text:outline-level="2"><text:soft-page-break/>Basic Design </text:h>
      <text:p text:style-name="P8">The NFS design consists of three major pieces: the protocol, the server side and the client side. </text:p>
      <text:h text:style-name="Heading_20_3" text:outline-level="3">NFS Protocol </text:h>
      <text:p text:style-name="P8">The NFS protocol uses the Sun Remote Procedure Call (RPC) mechanism. For the same reasons that procedure calls simplify programs, RPC helps simplify the definition, organization, and implementation of remote services. The NFS protocol is defined in terms of a set of procedures, their arguments and results, and their effects. Remote procedure calls are synchronous, that is, the client application blocks until the server has completed the call and returned the results. This makes RPC very easy to use and understand because it behaves like a local procedure call. </text:p>
      <text:p text:style-name="P8">NFS uses a stateless protocol. The parameters to each procedure call contain all of the information necessary to complete the call, and the server does not keep track of any past requests. This makes crash recovery very easy; when a server crashes, the client resends NFS requests until a response is received, and the server does no crash recovery at all. When a client crashes, no recovery is necessary for either the client or the server. </text:p>
      <text:p text:style-name="P8"/>
      <text:p text:style-name="P10">The most common NFS procedure parameter is a structure called a file handle (fhandle or fh) which is provided by the server and used by the client to reference a file. </text:p>
      <text:p text:style-name="P10"/>
      <text:p text:style-name="P10">New fhandles are returned by the lookup, create, and mkdir procedures which also take an fhandle as an argument. The first remote fhandle, for the root of a filesystem, is obtained by the client using the RPC based <text:span text:style-name="T6">MOUNT protocol.</text:span> The MOUNT protocol takes a directory pathname and returns an fhandle if the client has access permission to the filesystem which contains that directory. The reason for making this a separate protocol is that this makes it easier to plug in new filesystem access checking methods, and it separates out the operating system dependent aspects of the protocol. Note that the MOUNT protocol is the only place that UNIX pathnames are passed to the server. In other operating system implementations the MOUNT protocol can be replaced without having to change the NFS protocol. </text:p>
      <text:p text:style-name="P8"/>
      <text:p text:style-name="P8">The NFS protocol and RPC are built on top of the Sun External Data Representation (<text:span text:style-name="T6">XDR)</text:span> specification XDR defines the size, byte order and alignment of basic data types such as string, integer, union, boolean and array. Complex structures can be built from the basic XDR data types. Using XDR not only makes protocols machine and language independent, it also makes them easy to define. The arguments and results of RPC procedures are defined using an XDR data definition language that looks a lot like C declarations. This data definition language can be used as input to an XDR protocol compiler which produces the structures and XDR translation procedures used to interpret RPC protocols. </text:p>
      <text:p text:style-name="P8"/>
      <text:h text:style-name="Heading_20_3" text:outline-level="3"><text:soft-page-break/>Server Side </text:h>
      <text:p text:style-name="P8">Because the NFS server is stateless, when servicing an NFS request it must commit any modified data to stable storage before returning results. The implication for UNIX based servers is that requests which modify the filesystem must flush all modified data to disk before returning from the call. For example, </text:p>
      <text:p text:style-name="P8">on a write request, not only the data block, but also any modified indirect blocks and the block containing the inode must be flushed if they have been modified. </text:p>
      <text:p text:style-name="P8"/>
      <text:p text:style-name="P8">Another modification to UNIX necessary for our server implimentation is the addition of a generation number in the inode, and a filesystem id in the superblock. These extra numbers make it possible for the server to use the inode number, inode generation number, and filesystem id together as the fhandle for a </text:p>
      <text:p text:style-name="P8">file. The inode generation number is necessary because the server may hand out an fhandle with an inode number of a file that is later removed and the inode reused. When the original fhandle comes back, the server must be able to tell that this inode number now refers to a different file. The generation number has to be incremented every time the inode is freed. </text:p>
      <text:h text:style-name="Heading_20_3" text:outline-level="3">Client Side </text:h>
      <text:p text:style-name="P11">The Sun implementation of the client side provides an interface to NFS which is transparent to applications. To make transparent access to remote files work we had to use a method of locating remote <text:s/>files that does not change the structure of path names. Some UNIX based remote file access methods use pathnames like host:path or /../host/path to name remote files. This does not allow real transparent access since existing programs that parse pathnames have to be modified. </text:p>
      <text:p text:style-name="P11">Rather than doing a “late binding” of file address, we decided to do the hostname lookup and file address binding once per filesystem by allowing the client to attach a remote filesystem to a directory with the mount command. This method has the advantage that the client only has to deal with hostnames once, at mount time. It also allows the server to limit access to filesystems by checking client credentials. The disadvantage is that remote files are not available to the client until a mount is done. </text:p>
      <text:p text:style-name="P8">Transparent access to different types of filesystems mounted on a single machine is provided by a new filesystem interface in the kernel 13. Each “filesystem type” supports two sets of operations: the Virtual Filesystem (VFS) interface defines the procedures that operate on the filesystem as a whole; and the Virtual Node (vnode) interface defines the procedures that operate on an individual file within that filesystem type. Figure 1 is a schematic diagram of the filesystem interface and how NFS uses it. </text:p>
      <text:h text:style-name="Heading_20_2" text:outline-level="2">The Filesystem Interface </text:h>
      <text:p text:style-name="P8">The VFS interface is implemented using a structure that contains the operations that can be done on a filesystem. Likewise, the vnode interface is a structure that contains the operations that can be done on a node (file or directory) within a filesystem. There is one VFS structure per mounted filesystem in the kernel and <text:soft-page-break/>one vnode structure for each active node. Using this abstract data type implementation allows the kernel to treat all filesystems and nodes in the same way without knowing which underlying filesystem implementation it is using. </text:p>
      <text:p text:style-name="P8">Each vnode contains a pointer to its parent VFS and a pointer to a mounted-on VFS. This means that any node in a filesystem tree can be a mount point for another filesystem. A root operation is provided in the VFS to return the root vnode of a mounted filesystem. This is used by the pathname traversal routines in </text:p>
      <text:p text:style-name="P12">the kernel to bridge mount points. The root operation is used instead of keeping a pointer so that the root vnode for each mounted filesystem can be released. The VFS of a mounted filesystem also contains a pointer back to the vnode on which it is mounted so that pathnames that include “..” can also be traversed across mount points.</text:p>
      <text:p text:style-name="P12"/>
      <text:p text:style-name="P12">Pathname traversal is done in the kernel by breaking the path into directory components and doing a lookup call through the vnode for each component.</text:p>
      <text:h text:style-name="Heading_20_2" text:outline-level="2">The Hard Issues </text:h>
      <text:p text:style-name="P8">Several hard design issues were resolved during the development of NFS. One of the toughest was deciding how we wanted to use NFS. Lots of flexibility can lead to lots of confusion. </text:p>
      <text:h text:style-name="Heading_20_3" text:outline-level="3">Filesystem Naming </text:h>
      <text:p text:style-name="P8">To avoid the problems of loop detection and dynamic filesystem access checking, servers do not cross mount points on remote lookup requests. </text:p>
      <text:h text:style-name="Heading_20_3" text:outline-level="3">Credentials, Authentication and Security </text:h>
      <text:h text:style-name="Heading_20_3" text:outline-level="3">Concurrent Access and File Locking </text:h>
      <text:p text:style-name="P8">NFS does not support remote file locking. We purposely did not include this as part of the protocol because we could not find a set of file locking facilities that everyone agrees is correct. Instead we have a separate, RPC based file locking facility. Because file locking is an inherently stateful service, the lock service depends on yet another RPC based service called the status monitor 6. The status monitor keeps track of the state of the machines on a network so that the lock server can free the locked resources of a crashed machine. The status monitor is important to stateful services because it provides a common view of the state of the network. </text:p>
      <text:p text:style-name="P8">Related to the problem of file locking is concurrent access to remote files by multiple clients. In the local filesystem, file modifications are locked at the inode level. This prevents two processes writing to the same file from intermixing data on a single write. Since the NFS server maintains no locks between requests, and a write may span several RPC requests, two clients writing to the same remote file may get ntermixed data on long writes. </text:p>
      <text:p text:style-name="P8"/>
      <text:h text:style-name="Heading_20_2" text:outline-level="2"><text:soft-page-break/>Conclusions </text:h>
      <text:p text:style-name="P13">We think that the NFS protocols, along with RPC and XDR, provide the most flexible method of remote file access available today. To encourage others to use NFS, Sun has made public all of the protocols associated with NFS. In addition, we have published the source code for the user level implementation of the RPC and XDR librari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text:p>
      <text:h text:style-name="Heading_20_1" text:outline-level="1"><text:soft-page-break/>Linux NFS Version 4: Implementation and Administration </text:h>
      <text:p text:style-name="P14">William A. Adamson </text:p>
      <text:p text:style-name="P14">CITI </text:p>
      <text:p text:style-name="P14">University of Michigan </text:p>
      <text:p text:style-name="P14">Ann Arbor, Michigan, 48103 </text:p>
      <text:p text:style-name="P14">andros@citi.umich.edu, http://www.citi.umich.edu/u/andros </text:p>
      <text:p text:style-name="P14">Kendrick M. Smith </text:p>
      <text:p text:style-name="P14">CITI </text:p>
      <text:p text:style-name="P14">University of Michigan </text:p>
      <text:p text:style-name="P14">Ann Arbor, Michigan, 48103 </text:p>
      <text:p text:style-name="P14">kmsmith@citi.umich.edu, <text:a xlink:type="simple" xlink:href="http://www.citi.umich.edu/u/kmsmith">http://www.citi.umich.edu/u/kmsmith</text:a></text:p>
      <text:p text:style-name="P14"/>
      <text:h text:style-name="Heading_20_1" text:outline-level="1">introduction</text:h>
      <text:p text:style-name="P15">The original NFS version 1 protocol [RFC1094] was designed to operate in a LAN environment with an emphasis on simple servers, timely recovery from server and client failure, and good throughput for reading and writing. Security was not an issue, as most of the product space consisted of corporate intranets. </text:p>
      <text:p text:style-name="P15"/>
      <text:p text:style-name="P15">Subsequent NFS versions [RFC1813] have added new features and performance improvements without changing the original model of stateless servers and clients. As the number of networked computers as well as the mobility and number of computer users has increased, NFS finds itself in an environment it was not designed for - requirements for high performance long haul secure file access.</text:p>
      <text:p text:style-name="P15"/>
      <text:p text:style-name="P16">The NFS4 protocol purports to reduce network traffic by use of a new rpc construct, the <text:span text:style-name="T4">compound rpc</text:span> and by client file cache consistency guarantees provided by new <text:span text:style-name="T4">delegation operations</text:span>. <text:s/>Locking is part of the protocol, with support for both share and byte range locks. Strong security is mandated by use of the RPCSEC GSS protocol, and new ACL’s associated with each file. </text:p>
      <text:p text:style-name="P16"/>
      <text:p text:style-name="P16">Finally, NFS V4 is an IETF protocol, with an extension path.Our current implementation of the NFS V4 client and server is ported to the Linux-2.4.4 kernel.</text:p>
      <text:p text:style-name="P16"/>
      <text:p text:style-name="P17"/>
      <text:h text:style-name="Heading_20_1" text:outline-level="1">Namespace Issues</text:h>
      <text:p text:style-name="P17">Server Pseudo File System </text:p>
      <text:p text:style-name="P18">The NFS V4 server joins its exported sub-trees with a read-only virtual file system called the Pseudo File System. The idea is that any client can mount the Pseudo FS. Users then browse the Pseudo FS via LOOKUP. Access into exported sub-trees is based on the user’s rpc credentials and file system permissions.</text:p>
      <text:p text:style-name="P19"><text:soft-page-break/><text:span text:style-name="T7">O</text:span>wner, Group and File Permissions</text:p>
      <text:p text:style-name="P20">NFS V4 departs from the use of on the wire numeric uid and gid. Instead, UTF-8 [RFC2279] strings are used, expressing owner and group names in the form <text:tab/>user@domain-name, group@domain-name</text:p>
      <text:p text:style-name="P20">Following Sun Microsystem’s lead, we have implemented a user space daemon, GSSD to perform the name to numeric identity translation. GSSD is also part of the RPC- SEC GSS implementation. It communicates with the NFS V4 kernel client and server via an rpc interface. Currently, it uses the local /etc/passwd and /etc/group files for name and id resolution.</text:p>
      <text:p text:style-name="P20"/>
      <text:p text:style-name="P20"/>
      <text:h text:style-name="Heading_20_1" text:outline-level="1">Compound RPC</text:h>
      <text:p text:style-name="P21">NFS V4 defines a new RPC procedure, the com<text:span text:style-name="T8">p</text:span>ound RPC, which subsumes all previous NFS RPC procedures with the exception of the null procedure. The previous NFS RPC procedures make up the bulk of the compound rpc components, the idea being to reduce network traffic by combining what used to be independent RPC’s into one compound RPC.</text:p>
      <text:p text:style-name="P21"/>
      <text:p text:style-name="P22">The operations in a compound rpc are processed from the top down, each operation using the filehandle output by the previous operation. Note that the compound rpc processing is not atomic, and that error handling stops at the first operation that returns an error.</text:p>
      <text:p text:style-name="P22"/>
      <text:h text:style-name="Heading_20_1" text:outline-level="1">Managing NFS V4 State</text:h>
      <text:p text:style-name="P23">NFS V4 is explicitly stateful, in contrast with earlier versions of NFS, which are stateless in principle, but rely on an auxiliary stateful protocol (NLM) for file locking. Among other things, this means that file locking operations are now part of the NFS protocol proper, eliminating the need for separate rpc.statd and rpc.lockd daemons.</text:p>
      <text:p text:style-name="P24"/>
      <text:p text:style-name="P25">NFS V4 state is first instantiated via the SETCLIENTID operation, which the client uses to establish a 64-bit “clientid” for itself on the server. The clientid, and all other NFS V4 state is lease-based, meaning that it expires if the client performs nostate–manipulating operations within the server’s lease period, a timeout period chosen by the server.</text:p>
      <text:p text:style-name="P25"/>
      <text:p text:style-name="P26">The clientid is the highest level of NFS V4 state; one clientid exists per client. The next highest is the NFS V4 lockowner; it is intended that one lockowner exist per distinct process on the client, although the client is free to define them according </text:p>
      <text:p text:style-name="P26">to its convenience. </text:p>
      <text:p text:style-name="P26"/>
      <text:p text:style-name="P26">Finally, the lowest level of state is the NFS V4 stateid. Stateids are instantiated by OPEN and consumed by CLOSE; each stateid identifies an open file (much like a <text:soft-page-break/>Unix file descriptor). Each stateid is associated to a particular lockowner, and to a particular file. Furthermore, at most one stateid can be associated to a particular (lockowner, file)–pair; in other words, an NFS V4 lockowner cannot open a file more than once.</text:p>
      <text:p text:style-name="P26"/>
      <text:h text:style-name="Heading_20_2" text:outline-level="2">Linux and NFS V4 Lockowners</text:h>
      <text:p text:style-name="P27">A major client–side design decision is: how should the client allocate its NFS V4 lockowners? We are currently deliberating between two alternatives:</text:p>
      <text:p text:style-name="P28">One lockowner per pid.</text:p>
      <text:p text:style-name="P29">ne lockowner per inode.</text:p>
      <text:p text:style-name="P29"/>
      <text:p text:style-name="P51">Linux and NFS V4 OPEN</text:p>
      <text:p text:style-name="P30">Another client-side difficulty that we have encountered is the implementation of open(). The NFS V4 OPEN operation has semantics similar to the POSIX open() system call, in the sense that: </text:p>
      <text:p text:style-name="P30">OPEN can be used to simultaneously create and open a file, with an atomicity guarantee.</text:p>
      <text:p text:style-name="P30"><text:span text:style-name="T9">F</text:span>iles must be opened by name</text:p>
      <text:p text:style-name="P32"/>
      <text:p text:style-name="P32"><text:span text:style-name="T10">I</text:span>n the Linux VFS, open() is implemented in three steps: </text:p>
      <text:p text:style-name="P31">• 1. The VFS calls the filesystem’s lookup() method, to look up the file by name, and instantiate an inode for it. </text:p>
      <text:p text:style-name="P31">• 2. If the file does not already exist, and O CREAT was specified in the open(), the </text:p>
      <text:p text:style-name="P31">filesystem’s create() method is called to create it. </text:p>
      <text:p text:style-name="P31">• 3. The filesystem’s open() method is called to open the file. </text:p>
      <text:p text:style-name="P31"/>
      <text:p text:style-name="P31">Unfortunately, in a network filesystem, this implementation is prone to several race conditions against other clients. For example, after the lookup() is done in step 1, another client could delete the file before the open() in step 3 (or worse yet, replace it with a different file). Protecting against all race conditions of this type is quite difficult. This issue does not arise for local filesystems because the </text:p>
      <text:p text:style-name="P31">VFS acquires semaphores which “lock out” other processes and effectively make the combination of (1)–(3) atomic. </text:p>
      <text:p text:style-name="P31"/>
      <text:p text:style-name="P52">Linux and NFS V4 Locks</text:p>
      <text:p text:style-name="P33">NFS V4 defines a LOCK operation, which is designed to implement byte–range file locking. This operation is part of the NFS V4 protocol proper, in contrast with NFSv3, which uses the auxiliary protocol NLM (and its associated daemon, lockd) for file locking. One important difference between locking in NFS V4 and locking in NLM is the lack of dependence on a callback mechanism. When an NLM client waits for a blocking lock, and the lock becomes available, the server sends an RPC to a “callback” service on the client, to inform the client that the lock was granted. In contrast, <text:span text:style-name="T4">an NFS V4 client must poll the server, repeatedly requesting the lock until it is available</text:span>. This design decision, although disadvantageous from a performance standpoint, was made because it only requires one–way <text:soft-page-break/>eachability between client and server, and will always work correctly in the presence of intervening firewalls, NAT boxes, etc.</text:p>
      <text:p text:style-name="P34"/>
      <text:p text:style-name="P35">Byte–range locking in NFS V4 was intended to operate in a heterogeneous Unix/Win32 environment. However, one significant difference between byte– </text:p>
      <text:p text:style-name="P34">range locking on these two platforms is the treatment of subranges. In a POSIX lock request, arbitrary subranges are allowed. For example, bytes [0,10] of a file could be locked with one request, and bytes [3,6] unlocked in a subsequent request, leaving the ranges [0,2] and [7,10] locked. In contrast, Win32 platforms enforce a strict one–to–one correspondence between byte ranges, so such a locking request would be disallowed. NFS V4 tries to ac-commodate both types of server environments by allowing servers to enforce a one–to–one correspondence between locking ranges if necessary. However, servers are encouraged to support more general locking requests if feasible.<text:span text:style-name="T11">This presents a problem for Unix clients, since they cannot assume that the server can process subrange locking requests. Consider the example </text:span></text:p>
      <text:p text:style-name="P36">above, where a request is made to unlock bytes [3,6]. </text:p>
      <text:p text:style-name="P36">A Unix NFS V4 client would have to simulate this </text:p>
      <text:p text:style-name="P36">request by factoring it into three separate requests </text:p>
      <text:p text:style-name="P36">to the server:</text:p>
      <text:p text:style-name="P36">1. A request to unlock the entire byte range </text:p>
      <text:p text:style-name="P36">[0,10].</text:p>
      <text:p text:style-name="P36">2. A request to lock bytes [0,2].</text:p>
      <text:p text:style-name="P36">3. A request to lock bytes [7,10].</text:p>
      <text:p text:style-name="P36">Naturally, this presents a race condition if, for example, another client sets a lock on bytes [0,2] between steps 1 and 2! In this event, unlocking the range [3,6] would result in the “loss” of the lock on the range [0,2], which probably spells disaster for the client.</text:p>
      <text:p text:style-name="P37">there is an inherent race condition in file locking between Unix clients and Win32 servers.</text:p>
      <text:p text:style-name="P38"/>
      <text:h text:style-name="Heading_20_1" text:outline-level="1">Delegation</text:h>
      <text:p text:style-name="P39">File delegation is a feature of NFS V4 which is intended to enhance performance by <text:span text:style-name="T12">providing clients with cache consistency guarantees</text:span>, obviating the need to send frequent revalidation <text:s/>RPC’s to the sever. </text:p>
      <text:p text:style-name="P39">Whenever a client opens a file,<text:span text:style-name="T12"> the server can optionally return either a read delegation or a write delegation for the file to the client, as part of the OPEN response. A read delegation is a guarantee to the client that no other clients have opened the file for writing; </text:span>thus the client is free to cache the file aggressively (in a read-only fashion) without need for periodic cache consistency checking.<text:span text:style-name="T12"> A write delegation is a guarantee that no other clients have opened the file at all;</text:span> thus the client is free to defer and gather writes, before sending them to the server. The policy for granting delegations is implemented by the server; clients have no ability to request or refuse delegations. However, a client can return a delegation at its choosing, so even though a delegation cannot be refused, it can be returned immediately in a separate RPC.</text:p>
      <text:p text:style-name="P39"><text:soft-page-break/></text:p>
      <text:p text:style-name="P40">After the server grants a delegation, it may receive an OPEN request from a different client which would conflict with the delegation. In this event, theserver <text:span text:style-name="T12">employs a callback mechanism to recall the delegation</text:span>, before responding to the OPEN. Therefore, before the server will assign delegations to a client, it must verify that the callback service is available which is done when the client does its SETCLIENTID. </text:p>
      <text:p text:style-name="P40"/>
      <text:p text:style-name="P41"><text:span text:style-name="T13">I</text:span>n addition to allowing aggressive data caching, <text:span text:style-name="T12">delegations can improve performance by allowing a client to perform certain file operations locally, without sending an RPC to the server. </text:span>This is particularly true in the presence of a write delegation, which ensures that the client has exclusive access to the file. In this case, the client can ”localize” almost all file operations, including utime() requests, file opens/closes, reads/writes, and file locking.</text:p>
      <text:p text:style-name="P41"/>
      <text:p text:style-name="P41">Finally, we note that NFS V4 delegations exist only for regular files; it is not possible to associate a <text:span text:style-name="T12">delegation with a directory.</text:span> As a future research project, we speculate that directory delegation may offer performance improvements similar to those offered by file delegation.</text:p>
      <text:p text:style-name="P41"/>
      <text:p text:style-name="P42">http://docs.oracle.com/cd/E19253-01/816-4555/6maoquifj/index.html</text:p>
      <text:p text:style-name="P42"/>
      <text:p text:style-name="P42"/>
      <text:h text:style-name="Heading_20_1" text:outline-level="1">RPCSEC GSS Implementation</text:h>
      <text:p text:style-name="P43"/>
      <text:p text:style-name="P44">NFS V4 requires the RPCSEC GSS protocol for <text:span text:style-name="T12">strong securit</text:span>y. The use of the RPCSEC GSS security flavor in NFS V4 differs from it’s use in previous versions of NFS in several ways.</text:p>
      <text:p text:style-name="P44"/>
      <text:list xml:id="list3781202532446081199" text:style-name="L3">
        <text:list-item>
          <text:p text:style-name="P53">Mandated Use: There are two mandatory GSS-API mechanisms, Kerberos V5 [RFC1964] and LIPKEY [RFC2847] which is layered on SPKM-3 [RFC2847]. There is a per mechanism ordered list of integrity, confidentiality, and key distribution algorithms that must be implemented.</text:p>
          <text:p text:style-name="P53"/>
        </text:list-item>
        <text:list-item>
          <text:p text:style-name="P54">Machine certificates: The SETCLIENTID negotiation should be done over an rpc channel secured by either Kerberos V5 or LIPKEY mutual authentication using machine credentials.</text:p>
          <text:p text:style-name="P54"/>
        </text:list-item>
        <text:list-item>
          <text:p text:style-name="P55">Multiple mechanisms per export NFS V4 allows the security flavor and triple to be different on a per file basis.</text:p>
          <text:p text:style-name="P55"/>
        </text:list-item>
        <text:list-item>
          <text:p text:style-name="P56">Security Negotiation The SECINFO operation is an automated means of negotiating security as the file system is explored by the user.</text:p>
        </text:list-item>
      </text:list>
      <text:p text:style-name="P45"/>
      <text:p text:style-name="P46">Our user level implementation is based on the MIT Kerberos V5 gssrpc [RFC2203] <text:soft-page-break/>which was incomplete, and needed many changes in order to meet the RPSEC GSS protocol <text:span text:style-name="T14">specification.</text:span> The MIT Kerberos V5 GSS-API implementation is quite complete, and we could just use it.</text:p>
      <text:p text:style-name="P47">A main feature of the RPCSEC GSS protocol is the ability to add security mechanism that adhere to the GSS-API specification without changes to the ONC RPC layer, yet the available open source security code such as Kerberos V5 and OpenSSL is not kernel safe. For this reason, we have left a good deal of the security functionality in a user space daemon, GSSD, which communicates with the kernel NFS V4 via an rpc interface. </text:p>
      <text:p text:style-name="P47"/>
      <text:h text:style-name="Heading_20_1" text:outline-level="1">Access Control Lists</text:h>
      <text:p text:style-name="P48">The Linux ACL path implements Posix ACL’s, as described in [posix1003] However, NFS V4 has its own ACL model, which is much more rich and finely granulated than the Posix model. To bridge the gap, we have identified a subset of the NFS V4 ACL model which is functionally equivalent to the Posix model. For our initial ACL implementation, our client and server will always reject ACL’s which are not in this subset. In this way, we hope to make Posix ACL’s work transparently in a homogeneous, purely Linux environment, leaving open the possibility that they will not work correctly in the presence of other platforms. Eventually, we would like to see support for the full range of NFS V4 ACL’s.</text:p>
      <text:p text:style-name="P48"/>
      <text:h text:style-name="Heading_20_1" text:outline-level="1">Administration</text:h>
      <text:p text:style-name="P49">Server Administration</text:p>
      <text:p text:style-name="P50">Every entry in the /etc/exports file looks like this. </text:p>
      <text:p text:style-name="P50">(pseudo path) (export path) [ro] [sec=[:]]</text:p>
      <text:p text:style-name="P50">sec option implemented in NFS V4</text:p>
      <text:p text:style-name="P50"/>
      <text:p text:style-name="P46"/>
      <text:p text:style-name="P46"/>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0"><text:soft-page-break/>Trond Myklebust and J. Bruce Fields opened the 2013 LSFMM Summit's Filesystem-only track with an update on the status of NFS. On the client side, NFS 4.1 is a "done deal at this point", Myklebust said, and he has spent the last few months finding the "last few corner-case deadlocks". There are a few patches for the 3.9 kernel and a few more queued for 3.10, but it is basically done. </text:p>
      <text:p text:style-name="Text_20_body">Development on the NFS client has moved over to NFS 4.2, where one of the biggest new features is <text:a xlink:type="simple" xlink:href="http://lwn.net/Articles/548347/">copy offload</text:a>. The main thing holding that back is the lack of a new system call. Jeremy Allison noted that Samba is already doing copy offload using a Btrfs <text:span text:style-name="Teletype">ioctl()</text:span>. If all goes well, copy offload will be merged in the next six months or so, Myklebust said. </text:p>
      <text:p text:style-name="Text_20_body">The other big 4.2 feature is <text:a xlink:type="simple" xlink:href="http://selinuxproject.org/page/Labeled_NFS">labeled NFS</text:a>, which adds SELinux mandatory access control (MAC) to NFS. The main application is for virtualization, and the KVM users want to use labeled NFS to improve security on systems shared by multiple virtual machines. Myklebust said he had hoped to have it ready for the 3.10 merge window, but there were still "some niggles". It should be in 3.11, he said, "unless we are doing something really wrong". </text:p>
      <text:p text:style-name="Text_20_body">Myklebust also gave a plug for the <text:a xlink:type="simple" xlink:href="http://fedoraproject.org/wiki/Features/NFSometer">NFSometer</text:a> tool, which takes statistics from <text:span text:style-name="Teletype">/proc</text:span> and "makes fancy graphs". It is useful to visualize the NFS performance of systems. It can also compare multiple sets of stats in bar charts to help users compare performance between various NFS versions (e.g. v3 vs. v4) as well as between Linux kernel versions. </text:p>
      <text:p text:style-name="Text_20_body">On the server side, Fields said that 4.0 is "ancient history" at this point, while the 4.1 RFC has been out for four or five years. 4.1 has parallel NFS (pNFS) and a bunch of mandatory features that are mostly invisible to users. 4.2 is what the working group is polishing off right now. It contains copy offload, labeled NFS, hole detection and punching, as well as a "non-<text:span text:style-name="Teletype">fallocate()</text:span>-compatible space reservation". All of the substantive features are optional in 4.2, Fields said. </text:p>
      <text:p text:style-name="Text_20_body">For Linux, the NFS server code has had 4.1 support for some time; it became the default in the 3.9 kernel. No optional features, including pNFS, are available, though. Fields would like to start working on 4.2 features like labeled NFS soon. </text:p>
      <text:p text:style-name="Text_20_body">Fields said that he is trying to get VFS support for <text:a xlink:type="simple" xlink:href="http://docs.oracle.com/cd/E19253-01/816-4555/rfsrefer-140/index.html">delegations</text:a> (which are somewhat similar to leases) merged. The difficulty is in getting cycles from Al Viro, Linus Torvalds, and "whoever else" to review the code. A delegation implementation was tried for ext4, but there were serious performance implications. </text:p>
      <text:p text:style-name="Text_20_body">The <text:a xlink:type="simple" xlink:href="http://lwn.net/Articles/544298/">problem</text:a> with ext4 <text:span text:style-name="Teletype">readdir()</text:span> cookies and GlusterFS was also mentioned by Fields. A fix has been put in for GlusterFS on ext4 that is rather fragile, Ted Ts'o said. Zach Brown called it a "just for now fix". The basic problem is GlusterFS's need for some extra bits in the directory offset to store the ID of the "brick" where the file resides, Fields said. The infinite lifetime of <text:span text:style-name="Teletype">readdir()</text:span> cookies is also part of the problem, Ts'o said. Allison pointed out that Samba had the same problem for DOS, but the solution there was to require an update to Windows 95. </text:p>
      <text:p text:style-name="Text_20_body">The last topic was <text:a xlink:type="simple" xlink:href="http://en.wikipedia.org/wiki/Richacls">rich access control lists</text:a> (ACLs). Fields said that the developers know how to add rich ACLs, but a volunteer is needed to look at the code and review comments from Christoph Hellwig and others. It is something that is "totally doable". Allison cautioned that Windows ACLs are different from NFSv4 ACLs, even though the NFS version was based on the specification documented by Microsoft. Unfortunately, the specification is not what Microsoft actually implemented, so a mapping between them will be required. </text:p>
      <text:p text:style-name="P61"/>
      <text:p text:style-name="Text_20_body">(<text:a xlink:type="simple" xlink:href="https://lwn.net/login?target=/Articles/548936/">Log in</text:a> to post comments) </text:p>
      <text:p text:style-name="Text_20_body"><text:bookmark text:name="Comments"/><text:bookmark text:name="CommAnchor549200"/><text:soft-page-break/>LSFMM: NFS status</text:p>
      <text:p text:style-name="Text_20_body">Posted May 3, 2013 14:03 UTC (Fri) by <text:span text:style-name="T5">bfields</text:span> (subscriber, #19510) [<text:a xlink:type="simple" xlink:href="http://lwn.net/Articles/549200/">Link</text:a>] </text:p>
      <text:p text:style-name="Text_20_body">A couple corrections. (I'll take blame for the confusion; I need to prepare better and maybe have some slides next time!):</text:p>
      <text:p text:style-name="Text_20_body">"For Linux, the NFS server code has had 4.1 support for some time; it became the default in the 3.9 kernel."</text:p>
      <text:p text:style-name="Text_20_body">Server 4.1 is not on by default. I was hoping to turn it on for 3.10, but it looks like that will be 3.11 now.</text:p>
      <text:p text:style-name="Text_20_body">"A delegation implementation was tried for ext4, but there were serious performance implications."</text:p>
      <text:p text:style-name="Text_20_body">"Delegation" should have been "change attribute" in the above. (The delegation code isn't really filesystem-specific.) ext4 does already have a change attribute implementation, but it's turned off by default (mount with the "i_version" option to turn it on). Josef Bacik looked into turning it on by default, but eventually confirmed performance problems (<text:a xlink:type="simple" xlink:href="http://marc.info/?l=linux-nfs&amp;m=133709258223770&amp;w=2">http://marc.info/?l=linux-nfs&amp;m=133709258223770&amp;w=2</text:a> and followup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Marathi" style:font-family-complex="'Lohit Marath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Lohit Marathi" style:font-family-complex="'Lohit Marathi'"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Lohit Marathi" style:font-family-complex="'Lohit Marath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 </meta:initial-creator>
    <meta:creation-date>2014-01-02T15:29:09.708389266</meta:creation-date>
    <dc:date>2014-01-20T15:13:27.516173366</dc:date>
    <dc:creator>zx </dc:creator>
    <meta:editing-duration>PT12H18M37S</meta:editing-duration>
    <meta:editing-cycles>132</meta:editing-cycles>
    <meta:generator>LibreOffice/4.1.3.2$Linux_X86_64 LibreOffice_project/410$Build-2</meta:generator>
    <meta:document-statistic meta:table-count="0" meta:image-count="0" meta:object-count="0" meta:page-count="17" meta:paragraph-count="205" meta:word-count="6152" meta:character-count="36930" meta:non-whitespace-character-count="30870"/>
  </office:meta>
</office:document-meta>
</file>